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31mm" fo:margin-left="40.52mm" table:align="left" style:shadow="none"/>
    </style:style>
    <style:style style:name="Table1.A" style:family="table-column">
      <style:table-column-properties style:column-width="84.14mm"/>
    </style:style>
    <style:style style:name="Table1.B" style:family="table-column">
      <style:table-column-properties style:column-width="17.27mm"/>
    </style:style>
    <style:style style:name="Table1.C" style:family="table-column">
      <style:table-column-properties style:column-width="23.9mm"/>
    </style:style>
    <style:style style:name="Table1.1" style:family="table-row">
      <style:table-row-properties style:row-height="30.8mm" fo:keep-together="auto"/>
    </style:style>
    <style:style style:name="Table1.A1" style:family="table-cell">
      <style:table-cell-properties style:vertical-align="middle" fo:padding="0mm" fo:border-left="0.85pt solid #000001" fo:border-right="0.85pt solid #000001" fo:border-top="0.85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bottom" fo:padding="0mm" fo:border-left="0.85pt solid #000001" fo:border-right="none" fo:border-top="none" fo:border-bottom="0.85pt solid #000001"/>
    </style:style>
    <style:style style:name="Table1.2" style:family="table-row">
      <style:table-row-properties style:row-height="5.59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none" fo:border-bottom="0.85pt solid #000001"/>
    </style:style>
    <style:style style:name="Table1.B2" style:family="table-cell">
      <style:table-cell-properties style:vertical-align="" fo:padding="0mm" fo:border="none"/>
    </style:style>
    <style:style style:name="Table1.C2" style:family="table-cell">
      <style:table-cell-properties style:vertical-align="" fo:padding="0mm" fo:border-left="none" fo:border-right="none" fo:border-top="0.85pt solid #000001" fo:border-bottom="none"/>
    </style:style>
    <style:style style:name="Table2" style:family="table">
      <style:table-properties style:width="165.81mm" fo:margin-left="0mm" table:align="left"/>
    </style:style>
    <style:style style:name="Table2.A" style:family="table-column">
      <style:table-column-properties style:column-width="62.9mm"/>
    </style:style>
    <style:style style:name="Table2.B" style:family="table-column">
      <style:table-column-properties style:column-width="102.91mm"/>
    </style:style>
    <style:style style:name="Table2.1" style:family="table-row">
      <style:table-row-properties style:row-height="12.28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style:vertical-align="" fo:padding="0mm" fo:border="none"/>
    </style:style>
    <style:style style:name="Table4" style:family="table">
      <style:table-properties style:width="166.86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3.4mm" style:rel-column-width="32753*"/>
    </style:style>
    <style:style style:name="Table4.B" style:family="table-column">
      <style:table-column-properties style:column-width="83.47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 style:master-page-name="">
      <style:paragraph-properties fo:margin-left="0mm" fo:margin-right="0mm" fo:margin-top="0mm" fo:margin-bottom="0mm" fo:line-height="4.48mm" fo:text-align="start" style:justify-single-word="false" fo:text-indent="0mm" style:auto-text-indent="false" style:page-number="auto"/>
    </style:style>
    <style:style style:name="P3" style:family="paragraph" style:parent-style-name="Standard">
      <style:paragraph-properties fo:margin-left="0mm" fo:margin-right="0mm" fo:margin-top="0.64mm" fo:margin-bottom="0mm" fo:line-height="4.32mm" fo:text-align="start" style:justify-single-word="false" fo:text-indent="0mm" style:auto-text-indent="false">
        <style:tab-stops>
          <style:tab-stop style:position="53.08mm" style:type="right"/>
        </style:tab-stops>
      </style:paragraph-properties>
    </style:style>
    <style:style style:name="P4" style:family="paragraph" style:parent-style-name="Standard">
      <style:paragraph-properties fo:margin-top="0mm" fo:margin-bottom="2.19mm" fo:line-height="0.35mm"/>
    </style:style>
    <style:style style:name="P5" style:family="paragraph" style:parent-style-name="Standard">
      <style:paragraph-properties fo:margin-left="1.27mm" fo:margin-right="0mm" fo:margin-top="3.81mm" fo:margin-bottom="0mm" fo:line-height="100%" fo:text-align="start" style:justify-single-word="false" fo:text-indent="0mm" style:auto-text-indent="false">
        <style:tab-stops>
          <style:tab-stop style:position="158.56mm" style:type="right"/>
        </style:tab-stops>
      </style:paragraph-properties>
    </style:style>
    <style:style style:name="P6" style:family="paragraph" style:parent-style-name="Standard">
      <style:paragraph-properties fo:margin-left="1.27mm" fo:margin-right="0mm" fo:margin-top="12.7mm" fo:margin-bottom="13.97mm" fo:line-height="100%" fo:text-align="start" style:justify-single-word="false" fo:text-indent="0mm" style:auto-text-indent="false">
        <style:tab-stops>
          <style:tab-stop style:position="87.24mm" style:type="right"/>
        </style:tab-stops>
      </style:paragraph-properties>
    </style:style>
    <style:style style:name="P7" style:family="paragraph" style:parent-style-name="Standard">
      <style:paragraph-properties fo:margin-left="7.62mm" fo:margin-right="0mm" fo:margin-top="1.27mm" fo:margin-bottom="21.59mm" fo:line-height="100%" fo:text-align="start" style:justify-single-word="false" fo:text-indent="0mm" style:auto-text-indent="false">
        <style:tab-stops>
          <style:tab-stop style:position="132.96mm" style:type="right"/>
        </style:tab-stops>
      </style:paragraph-properties>
    </style:style>
    <style:style style:name="P8" style:family="paragraph" style:parent-style-name="Standard">
      <style:paragraph-properties fo:margin-top="1.55mm" fo:margin-bottom="0mm" fo:line-height="0.35mm"/>
    </style:style>
    <style:style style:name="P9" style:family="paragraph" style:parent-style-name="Standard">
      <style:paragraph-properties fo:margin-top="0mm" fo:margin-bottom="4.73mm" fo:line-height="0.35mm"/>
    </style:style>
    <style:style style:name="P10" style:family="paragraph" style:parent-style-name="Standard">
      <style:paragraph-properties fo:margin-left="0mm" fo:margin-right="11.43mm" fo:margin-top="4.45mm" fo:margin-bottom="0mm" fo:line-height="6.79mm" fo:text-align="start" style:justify-single-word="false" fo:text-indent="0mm" style:auto-text-indent="false"/>
    </style:style>
    <style:style style:name="P11" style:family="paragraph" style:parent-style-name="Standard" style:master-page-name="Standard">
      <style:paragraph-properties fo:margin-top="0.26mm" fo:margin-bottom="0mm" fo:line-height="0.35mm" style:page-number="auto"/>
    </style:style>
    <style:style style:name="P12" style:family="paragraph" style:parent-style-name="Standard">
      <style:paragraph-properties fo:margin-left="0mm" fo:margin-right="0mm" fo:margin-top="3.81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14pt" fo:letter-spacing="-0.14mm" fo:language="en" fo:country="US" fo:font-weight="bold" style:font-size-asian="14pt" style:font-weight-asian="bold" style:text-scale="105%"/>
    </style:style>
    <style:style style:name="P13" style:family="paragraph" style:parent-style-name="Standard">
      <style:paragraph-properties fo:margin-left="0mm" fo:margin-right="0mm" fo:margin-top="10.16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14pt" fo:letter-spacing="normal" fo:language="en" fo:country="US" style:font-size-asian="14pt" style:text-scale="105%"/>
    </style:style>
    <style:style style:name="P14" style:family="paragraph" style:parent-style-name="Standard">
      <style:paragraph-properties fo:margin-left="0mm" fo:margin-right="0mm" fo:margin-top="1.91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Arial" fo:font-size="26pt" fo:letter-spacing="normal" fo:language="en" fo:country="US" fo:font-weight="bold" style:font-size-asian="26pt" style:font-weight-asian="bold" style:text-scale="95%"/>
    </style:style>
    <style:style style:name="P1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7" style:family="paragraph" style:parent-style-name="Standard">
      <style:paragraph-properties fo:margin-left="0mm" fo:margin-right="0mm" fo:margin-top="3.18mm" fo:margin-bottom="0mm" fo:line-height="3.67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18" style:family="paragraph" style:parent-style-name="Standard">
      <style:paragraph-properties fo:margin-left="0mm" fo:margin-right="0mm" fo:margin-top="3.18mm" fo:margin-bottom="0mm" fo:line-height="3.8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19" style:family="paragraph" style:parent-style-name="Standard">
      <style:paragraph-properties fo:margin-left="0mm" fo:margin-right="0mm" fo:margin-top="3.18mm" fo:margin-bottom="0mm" fo:line-height="10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0mm" fo:margin-right="0mm" fo:margin-top="0mm" fo:margin-bottom="0mm" fo:line-height="3.72mm" fo:text-align="end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-0.04mm" fo:language="en" fo:country="US" fo:font-weight="bold" style:font-size-asian="11pt" style:font-weight-asian="bold" style:text-scale="105%"/>
    </style:style>
    <style:style style:name="P2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6" style:family="paragraph" style:parent-style-name="Standard">
      <style:paragraph-properties fo:margin-left="0mm" fo:margin-right="3.81mm" fo:margin-top="0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27" style:family="paragraph" style:parent-style-name="Standard">
      <style:paragraph-properties fo:margin-left="1.27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11mm" fo:language="en" fo:country="US" style:font-size-asian="10pt" style:text-scale="105%"/>
    </style:style>
    <style:style style:name="P28" style:family="paragraph" style:parent-style-name="Standard">
      <style:paragraph-properties fo:margin-left="1.27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11mm" fo:language="en" fo:country="US" style:font-size-asian="10pt" style:text-scale="105%"/>
    </style:style>
    <style:style style:name="P29" style:family="paragraph" style:parent-style-name="Standard">
      <style:paragraph-properties fo:margin-left="1.27mm" fo:margin-right="0mm" fo:margin-top="8.26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07mm" fo:language="en" fo:country="US" style:font-size-asian="10pt" style:text-scale="105%"/>
    </style:style>
    <style:style style:name="P30" style:family="paragraph" style:parent-style-name="Standard">
      <style:paragraph-properties fo:margin-left="1.27mm" fo:margin-right="0mm" fo:margin-top="7.62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07mm" fo:language="en" fo:country="US" style:font-size-asian="10pt" style:text-scale="105%"/>
    </style:style>
    <style:style style:name="P31" style:family="paragraph" style:parent-style-name="Standard">
      <style:paragraph-properties fo:margin-left="1.27mm" fo:margin-right="0mm" fo:margin-top="8.89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11mm" fo:language="en" fo:country="US" style:font-size-asian="10pt" style:text-scale="105%"/>
    </style:style>
    <style:style style:name="P32" style:family="paragraph" style:parent-style-name="Standard">
      <style:paragraph-properties fo:margin-left="1.27mm" fo:margin-right="0mm" fo:margin-top="8.89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P33" style:family="paragraph" style:parent-style-name="Standard">
      <style:paragraph-properties fo:margin-left="1.2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07mm" fo:language="en" fo:country="US" style:font-size-asian="10pt" style:text-scale="105%"/>
    </style:style>
    <style:style style:name="P34" style:family="paragraph" style:parent-style-name="Standard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35" style:family="paragraph" style:parent-style-name="Standard" style:list-style-name="WWNum2">
      <style:paragraph-properties fo:margin-left="15.24mm" fo:margin-right="0mm" fo:margin-top="4.45mm" fo:margin-bottom="0mm" fo:line-height="100%" fo:text-align="start" style:justify-single-word="false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text-line-through-style="none" style:text-position="0% 100%" style:font-name="Times New Roman" fo:font-size="10pt" fo:letter-spacing="0.42mm" fo:language="en" fo:country="US" style:font-size-asian="10pt" style:text-scale="105%"/>
    </style:style>
    <style:style style:name="P36" style:family="paragraph" style:parent-style-name="Standard" style:list-style-name="WWNum2">
      <style:paragraph-properties fo:margin-left="15.24mm" fo:margin-right="0mm" fo:margin-top="3.81mm" fo:margin-bottom="0mm" fo:line-height="100%" fo:text-align="start" style:justify-single-word="false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text-line-through-style="none" style:text-position="0% 100%" style:font-name="Times New Roman" fo:font-size="10pt" fo:letter-spacing="0.49mm" fo:language="en" fo:country="US" style:font-size-asian="10pt" style:text-scale="105%"/>
    </style:style>
    <style:style style:name="P37" style:family="paragraph" style:parent-style-name="Standard" style:list-style-name="WWNum2">
      <style:paragraph-properties fo:margin-left="15.24mm" fo:margin-right="0mm" fo:margin-top="3.81mm" fo:margin-bottom="0mm" fo:line-height="100%" fo:text-align="start" style:justify-single-word="false" fo:text-indent="0mm" style:auto-text-indent="false">
        <style:tab-stops>
          <style:tab-stop style:position="27.94mm" style:type="char" style:char="."/>
        </style:tab-stops>
      </style:paragraph-properties>
      <style:text-properties fo:color="#000000" style:text-line-through-style="none" style:text-position="0% 100%" style:font-name="Times New Roman" fo:font-size="10pt" fo:letter-spacing="0.23mm" fo:language="en" fo:country="US" style:font-size-asian="10pt" style:text-scale="105%"/>
    </style:style>
    <style:style style:name="P38" style:family="paragraph" style:parent-style-name="Standard">
      <style:paragraph-properties fo:margin-left="26.67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-0.11mm" fo:language="en" fo:country="US" style:font-size-asian="8pt" style:text-scale="110%"/>
    </style:style>
    <style:style style:name="P39" style:family="paragraph" style:parent-style-name="Standard">
      <style:paragraph-properties fo:margin-left="0mm" fo:margin-right="21.71mm" fo:margin-top="6.99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09mm" fo:language="en" fo:country="US" style:font-size-asian="10pt" style:text-scale="105%"/>
    </style:style>
    <style:style style:name="P40" style:family="paragraph" style:parent-style-name="Standard">
      <style:paragraph-properties fo:margin-left="21.66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-0.07mm" fo:language="en" fo:country="US" style:font-size-asian="10pt" style:text-scale="105%"/>
    </style:style>
    <style:style style:name="P41" style:family="paragraph" style:parent-style-name="Standard">
      <style:paragraph-properties fo:margin-left="0mm" fo:margin-right="12.7mm" fo:margin-top="1.27mm" fo:margin-bottom="0mm" fo:line-height="3.81mm" fo:text-align="end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4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text-line-through-style="none" style:text-position="0% 100%" style:font-name="Times New Roman" fo:font-size="10pt" fo:letter-spacing="-0.11mm" fo:language="en" fo:country="US" style:font-size-asian="10pt" style:text-scale="105%"/>
    </style:style>
    <style:style style:name="T2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T3" style:family="text">
      <style:text-properties fo:color="#000000" style:text-line-through-style="none" style:text-position="0% 100%" style:font-name="Times New Roman" fo:font-size="10pt" fo:letter-spacing="-0.04mm" fo:language="en" fo:country="US" style:font-size-asian="10pt" style:text-scale="105%"/>
    </style:style>
    <style:style style:name="T4" style:family="text">
      <style:text-properties fo:color="#000000" style:text-line-through-style="none" style:text-position="0% 100%" style:font-name="Times New Roman" fo:font-size="10pt" fo:letter-spacing="-0.07mm" fo:language="en" fo:country="US" style:font-size-asian="10pt" style:text-scale="105%"/>
    </style:style>
    <style:style style:name="T5" style:family="text">
      <style:text-properties fo:color="#000000" style:text-line-through-style="none" style:text-position="0% 100%" style:font-name="Times New Roman" fo:font-size="10pt" fo:letter-spacing="-0.05mm" fo:language="en" fo:country="US" style:font-size-asian="10pt" style:text-scale="105%"/>
    </style:style>
    <style:style style:name="T6" style:family="text">
      <style:text-properties fo:color="#000000" style:text-line-through-style="none" style:text-position="0% 100%" style:font-name="Times New Roman" fo:font-size="10pt" fo:letter-spacing="-0.12mm" fo:language="en" fo:country="US" style:font-size-asian="10pt" style:text-scale="105%"/>
    </style:style>
    <style:style style:name="T7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T8" style:family="text">
      <style:text-properties fo:color="#000000" style:text-line-through-style="none" style:text-position="0% 100%" style:font-name="Times New Roman" fo:font-size="11pt" fo:letter-spacing="-0.14mm" fo:language="en" fo:country="US" style:font-size-asian="11pt" style:text-scale="105%"/>
    </style:style>
    <style:style style:name="T9" style:family="text">
      <style:text-properties fo:color="#000000" style:text-line-through-style="none" style:text-position="0% 100%" style:font-name="Times New Roman" fo:font-size="11pt" fo:letter-spacing="-0.14mm" fo:language="en" fo:country="US" fo:font-weight="bold" style:font-size-asian="11pt" style:font-weight-asian="bold" style:text-scale="105%"/>
    </style:style>
    <style:style style:name="T10" style:family="text">
      <style:text-properties fo:color="#000000" style:text-line-through-style="none" style:text-position="0% 100%" style:font-name="Times New Roman" fo:font-size="11pt" fo:letter-spacing="-0.07mm" fo:language="en" fo:country="US" fo:font-weight="bold" style:font-size-asian="11pt" style:font-weight-asian="bold" style:text-scale="105%"/>
    </style:style>
    <style:style style:name="T11" style:family="text">
      <style:text-properties fo:color="#000000" style:text-line-through-style="none" style:text-position="0% 100%" style:font-name="Times New Roman" fo:font-size="11pt" fo:letter-spacing="-0.12mm" fo:language="en" fo:country="US" style:font-size-asian="11pt" style:text-scale="105%"/>
    </style:style>
    <style:style style:name="T12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font-size="12pt" fo:letter-spacing="0.11mm" fo:font-weight="bold" style:font-name-asian="Calibri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7" style:family="text">
      <style:text-properties fo:font-size="12pt" fo:letter-spacing="0.11mm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8" style:family="text">
      <style:text-properties fo:font-size="12pt" fo:letter-spacing="0.18mm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9" style:family="text">
      <style:text-properties fo:letter-spacing="0.11mm" fo:font-weight="bold" style:font-name-asian="Calibri" style:language-asian="zh" style:country-asian="CN" style:font-weight-asian="bold" style:font-name-complex="Courier New" style:font-size-complex="10pt" style:font-weight-complex="normal" style:text-scale="100%"/>
    </style:style>
    <style:style style:name="T20" style:family="text">
      <style:text-properties fo:letter-spacing="0.11mm" fo:font-weight="normal" style:font-name-asian="Calibri" style:language-asian="zh" style:country-asian="CN" style:font-weight-asian="normal" style:font-name-complex="Courier New" style:font-size-complex="10pt" style:font-weight-complex="normal" style:text-scale="100%"/>
    </style:style>
    <style:style style:name="T21" style:family="text">
      <style:text-properties fo:letter-spacing="0.18mm" fo:font-weight="normal" style:font-name-asian="Calibri" style:language-asian="zh" style:country-asian="CN" style:font-weight-asian="normal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<text:line-break/><text:line-break/></text:span><text:span text:style-name="T2">(CHAPTER 50)<text:line-break/><text:line-break/></text:span><text:span text:style-name="T3">SECTION 368 (1) (a), (b), (e), ... etc</text:span></text:p>
            <text:p text:style-name="P12">GENERAL LODGEMENT FORM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3">FORM</text:p>
            <text:p text:style-name="P14">94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6">Folio No</text:p>
          </table:table-cell>
        </table:table-row>
      </table:table>
      <text:p text:style-name="P4"/>
      <text:p text:style-name="P26"/>
      <text:p text:style-name="P27">Name of Company: <text:span text:style-name="T19"><text:placeholder text:placeholder-type="text">&lt;o.name&gt;</text:placeholder></text:span></text:p>
      <text:p text:style-name="P28">Company No: <text:span text:style-name="T19"><text:placeholder text:placeholder-type="text">&lt;o.uen&gt;</text:placeholder></text:span></text:p>
      <text:p text:style-name="P30">Name of Person lodging this form: <text:span text:style-name="T21"><text:placeholder text:placeholder-type="text">&lt;get_director1(o.id)['name']&gt;</text:placeholder></text:span></text:p>
      <text:p text:style-name="P31">*NRIC/PASSPORT No: <text:span text:style-name="T20"><text:placeholder text:placeholder-type="text">&lt;get_director1(o.id)['nric']&gt;</text:placeholder></text:span></text:p>
      <text:p text:style-name="P32">Address: <text:span text:style-name="T21"><text:placeholder text:placeholder-type="text">&lt;get_partner_full_address(get_director1(o.id)['id'])&gt;</text:placeholder></text:span></text:p>
      <text:p text:style-name="P29">Designation: <text:span text:style-name="T21"><text:placeholder text:placeholder-type="text">&lt;get_partner_country(get_director1(o.id)['id'])&gt;</text:placeholder></text:span></text:p>
      <text:p text:style-name="P5"><text:span text:style-name="T2">1<text:tab/></text:span><text:span text:style-name="T5">I, the abovenamed person, hereby lodge the following document (the text of which is set out below) in</text:span></text:p>
      <text:p text:style-name="P33">respect of the abovementioned company:</text:p>
      <text:list xml:id="list3004548031" text:style-name="WWNum2">
        <text:list-item>
          <text:p text:style-name="P35">Nature of document:</text:p>
        </text:list-item>
        <text:list-item>
          <text:p text:style-name="P36">Date of document:</text:p>
        </text:list-item>
        <text:list-item>
          <text:p text:style-name="P37">The text of the document is as follows:</text:p>
        </text:list-item>
      </text:list>
      <text:p text:style-name="P38">*(The document is annexed hereto)</text:p>
      <text:p text:style-name="P6"><text:span text:style-name="T2">2<text:tab/></text:span><text:span text:style-name="T4">This lodgement was complete and signed by me on:</text:span></text:p>
      <text:p text:style-name="P7"><text:span text:style-name="T6">Signature of person making lodgement<text:tab/></text:span><text:span text:style-name="T4">Signature of Witness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">* Delete where inapplicable</text:p>
          </table:table-cell>
          <table:table-cell table:style-name="Table2.B1" office:value-type="string">
            <text:p text:style-name="P40">* Advocate &amp; Solicitor/Approved Company</text:p>
            <text:p text:style-name="P40">Auditor/Notary Public/Commissioner for</text:p>
            <text:p text:style-name="P40">Oaths/Director of Company/Secretary of Company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span text:style-name="T12">Lodged in the office of the Registrar of Companies &amp; </text:span><text:span text:style-name="T13">Businesses by</text:span></text:p>
            <text:p text:style-name="P15">Name:</text:p>
            <text:p text:style-name="P25">Address:</text:p>
            <text:p text:style-name="P20"><text:span text:style-name="T15">A/c No:<text:tab/></text:span><text:span text:style-name="T14">Tel No:</text:span></text:p>
            <text:p text:style-name="P42">Fax No: </text:p>
          </table:table-cell>
          <table:table-cell table:style-name="Table4.B1" office:value-type="string">
            <text:p text:style-name="P22">For Official Use</text:p>
            <text:p text:style-name="P23">____________________________________________</text:p>
            <text:p text:style-name="P43">Date of Registration:</text:p>
            <text:p text:style-name="P44">Receipt No:</text:p>
            <text:p text:style-name="P1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pt" fo:letter-spacing="0.42mm" fo:language="en" fo:country="US" style:font-size-asian="10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1.15mm" fo:margin-bottom="17.29mm" fo:margin-left="21.5mm" fo:margin-right="21.85mm" style:writing-mode="lr-tb" style:layout-grid-color="#c0c0c0" style:layout-grid-lines="2688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08:13</dc:date>
    <dc:creator>phung11764 </dc:creator>
    <meta:editing-duration>PT1M43S</meta:editing-duration>
    <meta:editing-cycles>21</meta:editing-cycles>
    <meta:document-statistic meta:table-count="3" meta:image-count="0" meta:object-count="0" meta:page-count="1" meta:paragraph-count="33" meta:word-count="153" meta:character-count="1108" meta:non-whitespace-character-count="988"/>
  </office:meta>
</office:document-meta>
</file>